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subtitle">
      <style:graphic-properties draw:fill-color="#ffffff" draw:auto-grow-height="true" fo:min-height="10.75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4" style:family="paragraph">
      <style:paragraph-properties fo:margin-left="0cm" fo:margin-right="0cm" fo:text-align="start" fo:text-indent="0cm"/>
      <style:text-properties fo:font-size="27pt" style:font-size-asian="27pt" style:font-size-complex="27pt"/>
    </style:style>
    <style:style style:name="P5" style:family="paragraph">
      <loext:graphic-properties draw:fill-color="#ffffff"/>
      <style:paragraph-properties fo:text-align="start" style:writing-mode="lr-tb"/>
      <style:text-properties fo:font-size="27pt" style:font-size-asian="27pt" style:font-size-complex="27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7pt" style:font-size-asian="27pt" style:font-size-complex="27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Gestire la crisi</text:p>
          </draw:text-box>
        </draw:frame>
        <draw:frame presentation:style-name="pr2" draw:text-style-name="P1" draw:layer="layout" svg:width="25cm" svg:height="10.75cm" svg:x="1.5cm" svg:y="3cm" presentation:class="subtitle" presentation:user-transformed="true">
          <draw:text-box>
            <text:p>Come gestire una crisi</text:p>
            <text:p/>
            <text:p><text:span text:style-name="T1">Appunti del Webinar di Matteo Flora sulla gestione della crisi</text:span></text:p>
            <text:p><text:span text:style-name="T1"/></text:p>
            <text:p><text:span text:style-name="T2">Ho raccolto questi appunti durante un webinar di analisi della crisi degli alpini a valle degli eventi del raduno di Rimini 2022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Gestire la crisi</text:p>
          </draw:text-box>
        </draw:frame>
        <draw:frame presentation:style-name="pr2" draw:text-style-name="P1" draw:layer="layout" svg:width="25cm" svg:height="10.75cm" svg:x="1.5cm" svg:y="3cm" presentation:class="subtitle" presentation:user-transformed="true">
          <draw:text-box>
            <text:p>Vediamo come applicare le teorie di gestione della crisi e quali sono i passaggi che dovrebbero tenere le aziende in queste situazioni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Gestire la crisi</text:p>
          </draw:text-box>
        </draw:frame>
        <draw:frame presentation:style-name="pr2" draw:text-style-name="P3" draw:layer="layout" svg:width="25cm" svg:height="10.75cm" svg:x="1.5cm" svg:y="3cm" presentation:class="subtitle" presentation:user-transformed="true">
          <draw:text-box>
            <text:list text:style-name="L2">
              <text:list-item>
                <text:p text:style-name="P2"><text:span text:style-name="T3">Team di comunicazione della crisi</text:span><text:span text:style-name="T1">: gestire le persone che vogliono parlare, evitare avere catene lunghe, restare nelle 12 ore, ascoltare i responsabile affari istituzionali, CTO/CFO e capi linea. </text:span><text:span text:style-name="T1"><text:line-break/></text:span><text:span text:style-name="T1">Il responsabile comunicazione deve parlare con l’esperto di settore che è la persona che meglio è in grado di capire cosa è successo.</text:span></text:p>
              </text:list-item>
              <text:list-item>
                <text:p text:style-name="P2"><text:span text:style-name="T3">Anticipare la crisi</text:span><text:span text:style-name="T1">: capire cosa può succedere. Brainstorming, peschiamo dal passato cosa è già successo</text:span></text:p>
              </text:list-item>
              <text:list-item>
                <text:p text:style-name="P2"><text:span text:style-name="T3">Identifichiamo il responsabile di settore</text:span><text:span text:style-name="T1">. Il rischio è che un giornalista parli con qualcuno che non segue la linea comune di gestione della crisi. Si sceglie i o il manager in grado di parlare della crisi.</text:span></text:p>
              </text:list-item>
              <text:list-item>
                <text:p text:style-name="P2"><text:span text:style-name="T3">Formiamo il personale</text:span></text:p>
              </text:list-item>
              <text:list-item>
                <text:p text:style-name="P2"><text:span text:style-name="T3">Definiamo i sistemi di notifica</text:span><text:span text:style-name="T1">: monitoraggio dei media/rete per capire cosa succede e se c’è una crisi in atto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Gestire la crisi</text:p>
          </draw:text-box>
        </draw:frame>
        <draw:frame presentation:style-name="pr2" draw:text-style-name="P3" draw:layer="layout" svg:width="25cm" svg:height="10.75cm" svg:x="1.5cm" svg:y="3cm" presentation:class="subtitle" presentation:user-transformed="true">
          <draw:text-box>
            <text:list text:style-name="L2">
              <text:list-item>
                <text:p text:style-name="P2"><text:span text:style-name="T3">Chi sono i nostri stakeholder</text:span><text:span text:style-name="T1">: clienti, dipendenti, attivisti verdi (ad esempio se abbiamo impianti che inquinano)</text:span></text:p>
              </text:list-item>
              <text:list-item>
                <text:p text:style-name="P2"><text:span text:style-name="T3">Sviluppare gli holding statements</text:span><text:span text:style-name="T1">: sei un politico? Ti ricordo che lavorano da me 20.000 tuoi elettori. Per ogni stakeholder ricordare un holding statements.</text:span></text:p>
              </text:list-item>
              <text:list-item>
                <text:p text:style-name="P2"><text:span text:style-name="T3">Valutare correttamente la situazioni di crisi</text:span><text:span text:style-name="T1">, sulla base del lavoro fatto precedentemente.</text:span></text:p>
              </text:list-item>
              <text:list-item>
                <text:p text:style-name="P2"><text:span text:style-name="T3">Messaggi chiari ai stakeholder</text:span><text:span text:style-name="T1">, usando gli holding statements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Gestire la crisi</text:p>
          </draw:text-box>
        </draw:frame>
        <draw:frame presentation:style-name="pr2" draw:text-style-name="P3" draw:layer="layout" svg:width="25cm" svg:height="10.75cm" svg:x="1.5cm" svg:y="3cm" presentation:class="subtitle" presentation:user-transformed="true">
          <draw:text-box>
            <text:p text:style-name="P2"><text:span text:style-name="T1">SMCCM “para-crisis” to “crisis”: ci sono cose che possono e non possono funzionare durante una crisi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Gestire la crisi</text:p>
          </draw:text-box>
        </draw:frame>
        <draw:frame presentation:style-name="pr2" draw:text-style-name="P3" draw:layer="layout" svg:width="25cm" svg:height="10.75cm" svg:x="1.5cm" svg:y="3cm" presentation:class="subtitle" presentation:user-transformed="true">
          <draw:text-box>
            <text:p text:style-name="P2"><text:span text:style-name="T1">Analisi errori del comunicato degli “Alpini Molestatori”</text:span></text:p>
            <text:p text:style-name="P2"><text:span text:style-name="T1"/></text:p>
            <text:list text:style-name="L2">
              <text:list-item>
                <text:p text:style-name="P2"><text:span text:style-name="T1">La molestia è fisiologica: </text:span><text:span text:style-name="T3">falso</text:span></text:p>
              </text:list-item>
              <text:list-item>
                <text:p text:style-name="P2"><text:span text:style-name="T1">All’interno di 75.00 persone, ex militari, è normale molestare?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Gestire la crisi</text:p>
          </draw:text-box>
        </draw:frame>
        <draw:frame presentation:style-name="pr2" draw:text-style-name="P3" draw:layer="layout" svg:width="25cm" svg:height="10.75cm" svg:x="1.5cm" svg:y="3cm" presentation:class="subtitle" presentation:user-transformed="true">
          <draw:text-box>
            <text:p text:style-name="P2"><text:span text:style-name="T1">Prendere i dati per analizzare come si stavano sviluppando gli eventi</text:span></text:p>
            <text:p text:style-name="P2"><text:span text:style-name="T1"/></text:p>
            <text:list text:style-name="L2">
              <text:list-item>
                <text:p text:style-name="P2"><text:span text:style-name="T1">Sentiment sugli Alpini: negativi</text:span></text:p>
              </text:list-item>
              <text:list-item>
                <text:p text:style-name="P2"><text:span text:style-name="T1">Donne, molestie, etc</text:span></text:p>
              </text:list-item>
              <text:list-item>
                <text:p text:style-name="P2"><text:span text:style-name="T1">Notizie più importanti: molesti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Gestire la crisi</text:p>
          </draw:text-box>
        </draw:frame>
        <draw:frame presentation:style-name="pr2" draw:text-style-name="P3" draw:layer="layout" svg:width="25cm" svg:height="10.75cm" svg:x="1.5cm" svg:y="3cm" presentation:class="subtitle" presentation:user-transformed="true">
          <draw:text-box>
            <text:p text:style-name="P2"><text:span text:style-name="T1">Trend di crisi</text:span></text:p>
            <text:p text:style-name="P2"><text:span text:style-name="T1"/></text:p>
            <text:list text:style-name="L2">
              <text:list-item>
                <text:p text:style-name="P2"><text:span text:style-name="T1">Molestie alpini</text:span></text:p>
              </text:list-item>
              <text:list-item>
                <text:p text:style-name="P2"><text:span text:style-name="T1">Le notizie sulle molestie superano quelle sul raduno degli alpini</text:span></text:p>
                <text:p text:style-name="P2"><text:span text:style-name="T1"/></text:p>
                <text:p text:style-name="P2"><text:span text:style-name="T1"/></text:p>
              </text:list-item>
            </text:list>
            <text:p text:style-name="P2"><text:span text:style-name="T1">Topic principali</text:span></text:p>
            <text:p text:style-name="P2"><text:span text:style-name="T1"/></text:p>
            <text:list text:continue-numbering="true" text:style-name="L2">
              <text:list-item>
                <text:p text:style-name="P2"><text:span text:style-name="T1">Molestie</text:span></text:p>
              </text:list-item>
              <text:list-item>
                <text:p text:style-name="P2"><text:span text:style-name="T1">Se un tunisino molesta → condanna, se alpino molesta → burlone</text:span></text:p>
              </text:list-item>
              <text:list-item>
                <text:p text:style-name="P2"><text:span text:style-name="T1">È già successo</text:span></text:p>
              </text:list-item>
              <text:list-item>
                <text:p text:style-name="P2"><text:span text:style-name="T1">Minimizzare le molesti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Gestire la crisi</text:p>
          </draw:text-box>
        </draw:frame>
        <draw:frame presentation:style-name="pr2" draw:text-style-name="P3" draw:layer="layout" svg:width="25cm" svg:height="10.75cm" svg:x="1.5cm" svg:y="3cm" presentation:class="subtitle" presentation:user-transformed="true">
          <draw:text-box>
            <text:p text:style-name="P2"><text:span text:style-name="T1">Capire la strategia</text:span></text:p>
            <text:p text:style-name="P2"><text:span text:style-name="T1"/></text:p>
            <text:list text:style-name="L2">
              <text:list-item>
                <text:p text:style-name="P2"><text:span text:style-name="T1">Dire la verità? È la via facile, ma non è detto sia la via giusta</text:span></text:p>
                <text:p text:style-name="P2"><text:span text:style-name="T1"/></text:p>
                <text:p text:style-name="P2"><text:span text:style-name="T1"/></text:p>
              </text:list-item>
            </text:list>
            <text:p text:style-name="P2"><text:span text:style-name="T3">DEFY/DENY – sfida o nega</text:span></text:p>
            <text:p text:style-name="P2"><text:span text:style-name="T1">Potrei negare per temporeggiare o ammetterlo in un tempo futuro</text:span></text:p>
            <text:p text:style-name="P2"><text:span text:style-name="T3"/></text:p>
            <text:p text:style-name="P2"><text:span text:style-name="T3">DECEIVE/DEFLECT – ingannare o deviare</text:span></text:p>
            <text:p text:style-name="P2"><text:span text:style-name="T1">Devo essere sicuro di non essere smentito nel breve</text:span></text:p>
            <text:p text:style-name="P2"><text:span text:style-name="T3"/></text:p>
            <text:p text:style-name="P2"><text:span text:style-name="T3">DEFEAT/DIE – sconfitta e morte</text:span></text:p>
            <text:p text:style-name="P2"><text:span text:style-name="T1">Ho sbagliato e ammetto l’error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Gestire la crisi</text:p>
          </draw:text-box>
        </draw:frame>
        <draw:frame presentation:style-name="pr2" draw:text-style-name="P3" draw:layer="layout" svg:width="25cm" svg:height="10.75cm" svg:x="1.5cm" svg:y="3cm" presentation:class="subtitle" presentation:user-transformed="true">
          <draw:text-box>
            <text:p text:style-name="P2"><text:span text:style-name="T1">Nel caso degli alpini</text:span></text:p>
            <text:p text:style-name="P2"><text:span text:style-name="T1"/></text:p>
            <text:list text:style-name="L2">
              <text:list-item>
                <text:p text:style-name="P2"><text:span text:style-name="T1">Da anni che c’è un problema</text:span></text:p>
              </text:list-item>
              <text:list-item>
                <text:p text:style-name="P2"><text:span text:style-name="T1">Non hai fatto nulla per contrastare il problema</text:span></text:p>
              </text:list-item>
              <text:list-item>
                <text:p text:style-name="P2"><text:span text:style-name="T1">Negare è deleterio: ti avrebbero smascherato tutto</text:span></text:p>
              </text:list-item>
              <text:list-item>
                <text:p text:style-name="P2"><text:span text:style-name="T1">Potevi intervenire, ma non lo hai fatto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Gestire la crisi</text:p>
          </draw:text-box>
        </draw:frame>
        <draw:frame presentation:style-name="pr2" draw:text-style-name="P3" draw:layer="layout" svg:width="25cm" svg:height="10.75cm" svg:x="1.5cm" svg:y="3cm" presentation:class="subtitle" presentation:user-transformed="true">
          <draw:text-box>
            <text:p text:style-name="P2"><text:span text:style-name="T1">Scelta della strategia</text:span></text:p>
            <text:p text:style-name="P2"><text:span text:style-name="T1"/></text:p>
            <text:list text:style-name="L2">
              <text:list-item>
                <text:p text:style-name="P2"><text:span text:style-name="T3">Valori in cui credo</text:span><text:span text:style-name="T1">: esistono statistiche sui valori più importanti. Dobbiamo muoverci su un livello di valore, sopra al valore infranto.</text:span></text:p>
              </text:list-item>
              <text:list-item>
                <text:p text:style-name="P2"><text:span text:style-name="T3">Holding statements</text:span><text:span text:style-name="T1">: storia del corpo, il supporto alla crisi, fedeltà ai valori, precedenti virtuosi, misure di controllo</text:span></text:p>
              </text:list-item>
              <text:list-item>
                <text:p text:style-name="P2"><text:span text:style-name="T3">Sappiamo di altri casi</text:span></text:p>
              </text:list-item>
              <text:list-item>
                <text:p text:style-name="P2"><text:span text:style-name="T3">Ci sono esterni?</text:span></text:p>
              </text:list-item>
              <text:list-item>
                <text:p text:style-name="P2"><text:span text:style-name="T3">Abbiamo presi dei provvedimenti?</text:span></text:p>
              </text:list-item>
              <text:list-item>
                <text:p text:style-name="P2"><text:span text:style-name="T3">Possiamo incolpare qualcuno?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ome funzionano le scuse corrette</text:p>
          </draw:text-box>
        </draw:frame>
        <draw:frame presentation:style-name="pr2" draw:text-style-name="P1" draw:layer="layout" svg:width="25cm" svg:height="10.75cm" svg:x="1.5cm" svg:y="3cm" presentation:class="subtitle" presentation:user-transformed="true">
          <draw:text-box>
            <text:list text:style-name="L2">
              <text:list-item>
                <text:p>Mi dispiace</text:p>
              </text:list-item>
              <text:list-item>
                <text:p>Ho sbagliato è colpa mia</text:p>
              </text:list-item>
              <text:list-item>
                <text:p>Cosa ho intenzione di fare</text:p>
                <text:p/>
                <text:p>https://it.wikiquote.org/wiki/Randy_Pausch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ome funzionano le scuse corrette</text:p>
          </draw:text-box>
        </draw:frame>
        <draw:frame presentation:style-name="pr2" draw:text-style-name="P1" draw:layer="layout" svg:width="25cm" svg:height="10.75cm" svg:x="1.5cm" svg:y="3cm" presentation:class="subtitle" presentation:user-transformed="true">
          <draw:text-box>
            <text:list text:style-name="L2">
              <text:list-item>
                <text:p>Solidarietà alle vittime</text:p>
              </text:list-item>
              <text:list-item>
                <text:p>Anche se hanno sbagliato altri: è colpa mia</text:p>
              </text:list-item>
              <text:list-item>
                <text:p>Prenderemo dei provvedimenti</text:p>
                <text:p/>
                <text:p>https://it.wikiquote.org/wiki/Randy_Pausch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5" draw:layer="layout" svg:width="24cm" svg:height="1.25cm" svg:x="1.5cm" svg:y="0.75cm" presentation:class="title" presentation:user-transformed="true">
          <draw:text-box>
            <text:p text:style-name="P4"><text:span text:style-name="T4">Reputation design pattern</text:span></text:p>
          </draw:text-box>
        </draw:frame>
        <draw:frame presentation:style-name="pr4" draw:text-style-name="P3" draw:layer="layout" svg:width="25cm" svg:height="11.019cm" svg:x="1.5cm" svg:y="2.866cm" presentation:class="subtitle" presentation:user-transformed="true">
          <draw:text-box>
            <text:p><text:span text:style-name="T1">Reputation design pattern</text:span></text:p>
            <text:p><text:span text:style-name="T1"/></text:p>
            <text:list text:style-name="L1">
              <text:list-item>
                <text:p><text:span text:style-name="T5">Apertura dolorosa</text:span><text:span text:style-name="T6">: come sono addolorato per come sono andate le cose</text:span></text:p>
              </text:list-item>
              <text:list-item>
                <text:p><text:span text:style-name="T5">Eroe che non pensa a se stesso</text:span><text:span text:style-name="T6">: siamo altruisti, siamo i primi a intervenire e credere in certi valori</text:span></text:p>
              </text:list-item>
              <text:list-item>
                <text:p><text:span text:style-name="T5">Battaglia da combattere</text:span><text:span text:style-name="T6">: quale è stato il problema, la battaglia: con dolore non siamo stati in grado di gestire la segnalazione</text:span></text:p>
              </text:list-item>
              <text:list-item>
                <text:p><text:span text:style-name="T5">Nonostante quello che abbiamo fatto abbiamo perso</text:span><text:span text:style-name="T6">: non siamo riusciti a combattere il problema</text:span></text:p>
              </text:list-item>
              <text:list-item>
                <text:p><text:span text:style-name="T5">Chiediamo a tutti quelli che condividono i nostri valori cosa è successo anche in caso di problemi</text:span><text:span text:style-name="T6">: ci siamo trovati per un’adunata per valorizzare i nostri valori</text:span></text:p>
              </text:list-item>
              <text:list-item>
                <text:p><text:span text:style-name="T5">Come leader ho scelto di fare questo percorso (cosa ho intenzione di fare)</text:span><text:span text:style-name="T6">: salteremo il prossimo anno? Creeremo una squadra per gestire le segnalazioni? Numero di telefono? Supporto da parte delle associazioni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&lt;numero&gt;</text:page-number></text:span><text:span text:style-name="MT1">/</text:span><text:span text:style-name="MT1"><text:page-count>14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T9H22M19S</meta:editing-duration>
    <meta:editing-cycles>33</meta:editing-cycles>
    <meta:generator>LibreOffice/7.0.0.3$Windows_x86 LibreOffice_project/8061b3e9204bef6b321a21033174034a5e2ea88e</meta:generator>
    <dc:title>Inspiration</dc:title>
    <dc:date>2022-06-01T02:11:13.774000000</dc:date>
    <meta:document-statistic meta:object-count="80"/>
  </office:meta>
</office:document-meta>
</file>